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1a91" officeooo:paragraph-rsid="000e1a91"/>
    </style:style>
    <style:style style:name="P2" style:family="paragraph" style:parent-style-name="Standard">
      <style:text-properties officeooo:rsid="000e1a91" officeooo:paragraph-rsid="000faa1e"/>
    </style:style>
    <style:style style:name="P3" style:family="paragraph" style:parent-style-name="Standard">
      <style:text-properties officeooo:rsid="000faa1e" officeooo:paragraph-rsid="000faa1e"/>
    </style:style>
    <style:style style:name="P4" style:family="paragraph" style:parent-style-name="Standard">
      <style:text-properties officeooo:rsid="000faa1e" officeooo:paragraph-rsid="000faa2b"/>
    </style:style>
    <style:style style:name="P5" style:family="paragraph" style:parent-style-name="Standard">
      <style:text-properties officeooo:rsid="000faa1e" officeooo:paragraph-rsid="0010ffa1"/>
    </style:style>
    <style:style style:name="P6" style:family="paragraph" style:parent-style-name="Standard">
      <style:text-properties officeooo:rsid="0010ffa1" officeooo:paragraph-rsid="0010ffa1"/>
    </style:style>
    <style:style style:name="P7" style:family="paragraph" style:parent-style-name="Standard">
      <style:text-properties officeooo:rsid="0010ffa1" officeooo:paragraph-rsid="0011bccd"/>
    </style:style>
    <style:style style:name="P8" style:family="paragraph" style:parent-style-name="Standard">
      <style:text-properties officeooo:rsid="0011bccd" officeooo:paragraph-rsid="0011bccd"/>
    </style:style>
    <style:style style:name="P9" style:family="paragraph" style:parent-style-name="Standard">
      <style:text-properties officeooo:rsid="00123a19" officeooo:paragraph-rsid="00123a19"/>
    </style:style>
    <style:style style:name="P10" style:family="paragraph" style:parent-style-name="Standard">
      <style:text-properties officeooo:rsid="00123a19" officeooo:paragraph-rsid="00131040"/>
    </style:style>
    <style:style style:name="P11" style:family="paragraph" style:parent-style-name="Standard">
      <style:text-properties officeooo:rsid="00123a19" officeooo:paragraph-rsid="0014fad0"/>
    </style:style>
    <style:style style:name="P12" style:family="paragraph" style:parent-style-name="Standard">
      <style:text-properties officeooo:rsid="0014fad0" officeooo:paragraph-rsid="0014fad0"/>
    </style:style>
    <style:style style:name="P13" style:family="paragraph" style:parent-style-name="Standard">
      <style:text-properties officeooo:rsid="00153096" officeooo:paragraph-rsid="00153096"/>
    </style:style>
    <style:style style:name="P14" style:family="paragraph" style:parent-style-name="Standard">
      <style:text-properties officeooo:rsid="00170ce4" officeooo:paragraph-rsid="00170ce4"/>
    </style:style>
    <style:style style:name="P15" style:family="paragraph" style:parent-style-name="Standard">
      <style:text-properties officeooo:rsid="00170ce4" officeooo:paragraph-rsid="0017f333"/>
    </style:style>
    <style:style style:name="P16" style:family="paragraph" style:parent-style-name="Standard">
      <style:text-properties officeooo:rsid="0017f333" officeooo:paragraph-rsid="0017f333"/>
    </style:style>
    <style:style style:name="P17" style:family="paragraph" style:parent-style-name="Standard">
      <style:text-properties officeooo:rsid="00180e13" officeooo:paragraph-rsid="00180e13"/>
    </style:style>
    <style:style style:name="P18" style:family="paragraph" style:parent-style-name="Standard">
      <style:text-properties officeooo:rsid="0019b34e" officeooo:paragraph-rsid="0019b34e"/>
    </style:style>
    <style:style style:name="P19" style:family="paragraph" style:parent-style-name="Standard">
      <style:text-properties officeooo:rsid="001b0d04" officeooo:paragraph-rsid="001b0d04"/>
    </style:style>
    <style:style style:name="P20" style:family="paragraph" style:parent-style-name="Standard">
      <style:text-properties officeooo:rsid="001b0d04" officeooo:paragraph-rsid="001c0f91"/>
    </style:style>
    <style:style style:name="P21" style:family="paragraph" style:parent-style-name="Standard">
      <style:text-properties officeooo:rsid="001b0d04" officeooo:paragraph-rsid="001d3422"/>
    </style:style>
    <style:style style:name="P22" style:family="paragraph" style:parent-style-name="Standard">
      <style:text-properties officeooo:rsid="001b0d04" officeooo:paragraph-rsid="001ed376"/>
    </style:style>
    <style:style style:name="P23" style:family="paragraph" style:parent-style-name="Standard">
      <style:text-properties officeooo:rsid="001b0d04" officeooo:paragraph-rsid="00209aa3"/>
    </style:style>
    <style:style style:name="P24" style:family="paragraph" style:parent-style-name="Standard">
      <style:text-properties officeooo:rsid="00209aa3" officeooo:paragraph-rsid="00209aa3"/>
    </style:style>
    <style:style style:name="P25" style:family="paragraph" style:parent-style-name="Standard">
      <style:text-properties officeooo:rsid="00209aa3" officeooo:paragraph-rsid="0022e6e4"/>
    </style:style>
    <style:style style:name="P26" style:family="paragraph" style:parent-style-name="Standard">
      <style:text-properties officeooo:rsid="00234183" officeooo:paragraph-rsid="00234183"/>
    </style:style>
    <style:style style:name="P27" style:family="paragraph" style:parent-style-name="Standard">
      <style:text-properties fo:font-weight="bold" officeooo:rsid="00180e13" officeooo:paragraph-rsid="00180e13" style:font-weight-asian="bold" style:font-weight-complex="bold"/>
    </style:style>
    <style:style style:name="P28" style:family="paragraph" style:parent-style-name="Standard">
      <style:text-properties fo:font-weight="bold" officeooo:rsid="0011bccd" officeooo:paragraph-rsid="0011bccd" style:font-weight-asian="bold" style:font-weight-complex="bold"/>
    </style:style>
    <style:style style:name="P29" style:family="paragraph" style:parent-style-name="Standard">
      <style:text-properties fo:font-weight="bold" officeooo:rsid="0010ffa1" officeooo:paragraph-rsid="0011bccd" style:font-weight-asian="bold" style:font-weight-complex="bold"/>
    </style:style>
    <style:style style:name="P30" style:family="paragraph" style:parent-style-name="Standard">
      <style:text-properties fo:font-weight="bold" officeooo:rsid="00123a19" officeooo:paragraph-rsid="00123a19" style:font-weight-asian="bold" style:font-weight-complex="bold"/>
    </style:style>
    <style:style style:name="P31" style:family="paragraph" style:parent-style-name="Standard">
      <style:text-properties fo:font-weight="bold" officeooo:rsid="00123a19" officeooo:paragraph-rsid="00131040" style:font-weight-asian="bold" style:font-weight-complex="bold"/>
    </style:style>
    <style:style style:name="P32" style:family="paragraph" style:parent-style-name="Standard">
      <style:text-properties fo:font-weight="bold" officeooo:rsid="00123a19" officeooo:paragraph-rsid="0014fad0" style:font-weight-asian="bold" style:font-weight-complex="bold"/>
    </style:style>
    <style:style style:name="P33" style:family="paragraph" style:parent-style-name="Standard">
      <style:text-properties fo:font-weight="bold" officeooo:rsid="00153096" officeooo:paragraph-rsid="00153096" style:font-weight-asian="bold" style:font-weight-complex="bold"/>
    </style:style>
    <style:style style:name="P34" style:family="paragraph" style:parent-style-name="Standard">
      <style:text-properties fo:font-weight="bold" officeooo:rsid="00170ce4" officeooo:paragraph-rsid="00170ce4" style:font-weight-asian="bold" style:font-weight-complex="bold"/>
    </style:style>
    <style:style style:name="P35" style:family="paragraph" style:parent-style-name="Standard">
      <style:text-properties fo:font-weight="bold" officeooo:rsid="001b0d04" officeooo:paragraph-rsid="001b0d04" style:font-weight-asian="bold" style:font-weight-complex="bold"/>
    </style:style>
    <style:style style:name="P36" style:family="paragraph" style:parent-style-name="Standard">
      <style:text-properties fo:font-weight="bold" officeooo:rsid="00209aa3" officeooo:paragraph-rsid="00209aa3" style:font-weight-asian="bold" style:font-weight-complex="bold"/>
    </style:style>
    <style:style style:name="P37" style:family="paragraph" style:parent-style-name="Standard">
      <style:paragraph-properties fo:text-align="center" style:justify-single-word="false"/>
      <style:text-properties fo:font-size="16pt" fo:font-style="normal" fo:font-weight="bold" officeooo:rsid="000e1a91" officeooo:paragraph-rsid="000e1a91" style:font-size-asian="16pt" style:font-style-asian="normal" style:font-weight-asian="bold" style:font-size-complex="16pt" style:font-style-complex="normal" style:font-weight-complex="bold"/>
    </style:style>
    <style:style style:name="P38" style:family="paragraph" style:parent-style-name="Standard">
      <style:paragraph-properties fo:text-align="start" style:justify-single-word="false"/>
      <style:text-properties fo:font-size="12pt" fo:font-style="normal" fo:font-weight="normal" officeooo:rsid="00253e20" officeooo:paragraph-rsid="00253e20" style:font-size-asian="12pt" style:font-style-asian="normal" style:font-weight-asian="normal" style:font-size-complex="12pt" style:font-style-complex="normal" style:font-weight-complex="normal"/>
    </style:style>
    <style:style style:name="T1" style:family="text">
      <style:text-properties officeooo:rsid="000faa1e"/>
    </style:style>
    <style:style style:name="T2" style:family="text">
      <style:text-properties officeooo:rsid="000faa2b"/>
    </style:style>
    <style:style style:name="T3" style:family="text">
      <style:text-properties officeooo:rsid="0011bccd"/>
    </style:style>
    <style:style style:name="T4" style:family="text">
      <style:text-properties officeooo:rsid="00131040"/>
    </style:style>
    <style:style style:name="T5" style:family="text">
      <style:text-properties officeooo:rsid="0014fad0"/>
    </style:style>
    <style:style style:name="T6" style:family="text">
      <style:text-properties officeooo:rsid="00153096"/>
    </style:style>
    <style:style style:name="T7" style:family="text">
      <style:text-properties officeooo:rsid="00170ce4"/>
    </style:style>
    <style:style style:name="T8" style:family="text">
      <style:text-properties officeooo:rsid="0017f333"/>
    </style:style>
    <style:style style:name="T9" style:family="text">
      <style:text-properties officeooo:rsid="00180e13"/>
    </style:style>
    <style:style style:name="T10" style:family="text">
      <style:text-properties officeooo:rsid="0019b34e"/>
    </style:style>
    <style:style style:name="T11" style:family="text">
      <style:text-properties officeooo:rsid="001c0f91"/>
    </style:style>
    <style:style style:name="T12" style:family="text">
      <style:text-properties officeooo:rsid="001d3422"/>
    </style:style>
    <style:style style:name="T13" style:family="text">
      <style:text-properties officeooo:rsid="001ed376"/>
    </style:style>
    <style:style style:name="T14" style:family="text">
      <style:text-properties officeooo:rsid="00209aa3"/>
    </style:style>
    <style:style style:name="T15" style:family="text">
      <style:text-properties officeooo:rsid="0022e6e4"/>
    </style:style>
    <style:style style:name="T16" style:family="text">
      <style:text-properties officeooo:rsid="0025034d"/>
    </style:style>
    <style:style style:name="T17" style:family="text">
      <style:text-properties fo:font-weight="normal" style:font-weight-asian="normal" style:font-weight-complex="normal"/>
    </style:style>
    <style:style style:name="T18" style:family="text">
      <style:text-properties fo:font-size="11pt" fo:font-weight="normal" style:font-size-asian="9.60000038146973pt" style:font-weight-asian="normal" style:font-size-complex="11pt" style:font-weight-complex="normal"/>
    </style:style>
    <style:style style:name="T19" style:family="text">
      <style:text-properties officeooo:rsid="00253e2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Projet Huffman : <text:span text:style-name="T19">Compresseur</text:span></text:p>
      <text:p text:style-name="P38">Florent Vielmas</text:p>
      <text:p text:style-name="P38">binome : Adel Terki</text:p>
      <text:p text:style-name="P17"/>
      <text:p text:style-name="Heading">Préambule : </text:p>
      <text:p text:style-name="P17"/>
      <text:p text:style-name="P17">Huff pourrait bien être la phonétique associée à un certain soulagement ...mais ce n’en est rien !</text:p>
      <text:p text:style-name="P17">Le binaire exécutable huff est une arme de compression massive qui ne présage rien de bon pour les fichiers récalcitrants de votre système. Si vous avez l’intention de mettre un coup de pression à votre disque dur, utilisez HUFF.</text:p>
      <text:p text:style-name="P17"/>
      <text:p text:style-name="P17"/>
      <text:p text:style-name="Heading">Normes D’utilisation :</text:p>
      <text:p text:style-name="P17"/>
      <text:p text:style-name="P17"><text:span text:style-name="T10">Si vous ne vous sentez pas tout à fait prêt, si vous n’êtes pas vraiment relax, consultez plutôt la notice de nôtre fameux décompresseur DEHUFF.</text:span> </text:p>
      <text:p text:style-name="P18">Sinon, voici quelques règles simples d’utilisation du compresseur Huff :</text:p>
      <text:p text:style-name="P18">execution : <text:s text:c="2"/>huff <text:s/>&lt;fichier détendu&gt; &lt;fichier compressé&gt;</text:p>
      <text:p text:style-name="P18"/>
      <text:p text:style-name="P18">veillez à ne pas tenter de compresser du vide ! </text:p>
      <text:p text:style-name="P18">Appelez le compresseur avec un fichier que vous voulez compresser et évitez si possible qu’il soit vide lui aussi.</text:p>
      <text:p text:style-name="P18"/>
      <text:p text:style-name="P18">N’oubliez pas de notifier le nom du fichier dans lequel s’effectuera la compression. </text:p>
      <text:p text:style-name="P18"/>
      <text:p text:style-name="P18">N’ayez crainte, Si celui-ci n’existe pas, il sera automatiquement créé avec l’extension .HUFF</text:p>
      <text:p text:style-name="P19"/>
      <text:p text:style-name="P19">Ne perdez pas votre temps à tester des fichiers du style undechaque.txt ou autre fichiers saugrenus car il va se mettre en colère tout dur.</text:p>
      <text:p text:style-name="P19"/>
      <text:p text:style-name="P19">Il n’y a à prioris pas de risque à essayer de compresser un fichier préalablement compressé mais ceci est à vos risques et périls et n’engage que votre entière responsabilité.</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Heading"><text:span text:style-name="T16">Tenants et Aboutissants</text:span>:</text:p>
      <text:p text:style-name="P1"/>
      <text:p text:style-name="P2"><text:tab/>Le but du programme de compression est de réduire la taille d’un fichier pour minimiser la place qu’il occupe dans le système de stockage des fichiers. Tous les fichiers stockés sur le système sont constitués de caractères codés sur un octet ce qui représente huit bits. l’octet est la plus petite valeur inscriptible dans un fichier donc le plus petit fichier contenant de l’information est un fichier de un octet. Pour réduire la taille d’un fichier, nous allons utiliser une méthode de compression dite de huffman. A l’issue de cette compression, chaque caractère présent dans le fichier se verra attribué un nouveau codage selon sa fréquence d’apparition. La taille d’un code d’un caractère se mesure donc en bit et peut s’avérer plus moins grande que l’octet. <text:span text:style-name="T1">Le but de cette compression est d’attribuer des codes très courts aux caractères les plus présents dans le fichier afin de gagner un maximum de place un grand nombre de foi quitte à en perdre sur des caractères plus rares.</text:span></text:p>
      <text:p text:style-name="P2"/>
      <text:p text:style-name="P2"/>
      <text:p text:style-name="Heading">Déroulement global:</text:p>
      <text:p text:style-name="P2"/>
      <text:p text:style-name="P2"><text:span text:style-name="T1"><text:tab/>La compression s’effectue donc en plusieurs grandes étapes.</text:span></text:p>
      <text:p text:style-name="P2"><text:span text:style-name="T1">Dans un premier temps, il est nécessaire de compter le nombre d’occurrences de chaque caractère du fichier afin d’en dégager les plus fréquents.</text:span></text:p>
      <text:p text:style-name="P2"><text:span text:style-name="T1">Nous devons à présent définir des codes distincts à chaque caractère qui nous permettrons de réduire le poids de certains caractères pour gagner de l’espace.</text:span> <text:s text:c="61"/></text:p>
      <text:p text:style-name="P3">C’est à ce moment que nous utilisons la méthode dite de huffman pour générer des codes spéciaux à chaque caractère.</text:p>
      <text:p text:style-name="P4">Pour ce faire, nous devons procéder à la création d’un arbre binaire qui aura des caractères pour feuille. Cet arbre verra les caractères de plus forte fréquence apparaître au plus proche de la racine alors que les autres seront regroupés dans des nœuds internes et accessibles plus profondément. En effet, plus une feuille se situe en haut de l’arbre plus son code sera court et léger. C’est donc la position d’une feuille dans l’arbre qui donnera son nouveau code. <text:span text:style-name="T2">Classiquement, le branches de l’arbre sont étiquetées par 0 si l’on se déplace à gauche et 1 à droite. Si l’arbre ne contient qu’un caractère alors la racine étant elle même une feuille aura pour code 1.</text:span></text:p>
      <text:p text:style-name="P4"><text:span text:style-name="T2">Nous possédons à présent un nouveau code pour chaque caractère présent dans le fichier, c’est à dire le chemin à parcourir pour atteindre <text:s/>une feuille de l’arbre.</text:span></text:p>
      <text:p text:style-name="P4"><text:span text:style-name="T2">La dernière phase de la compression consiste à réécrire chaque caractère du fichier dans un nouveau fichier avec son code correspondant. A ce stade, il n’est pas aussi aisé d’écrire dans un fichier car nous ne manipulons plus des octet mais des bits or il n’est possible que d’écrire des bits dans un fichier. Il est donc nécessaire d’utiliser des tampons de huit bits pour écrire dans le nouveau fichier.</text:span></text:p>
      <text:p text:style-name="P5"><text:span text:style-name="T2">L’objectif est de remplir le tampon avec le code d’un ou plusieurs caractère jusqu’à qu’il soit plein. Dès lors, le tampon est écrit dans le fichier puis nous sommes en mesure de continuer l’écriture du code d’un caractère entamé ou d’un suivant. Si nous sommes en fin de fichier, des bits de complétions devront être ajoutés pour pouvoir stockés les derniers bits significatifs.</text:span></text:p>
      <text:p text:style-name="P6">A l’issue de cette compression, il est possible de comparer la taille du fichier généré avec celle du fichier original pour connaître le taux de compression de notre programme.</text:p>
      <text:p text:style-name="P6"/>
      <text:p text:style-name="P6"/>
      <text:p text:style-name="P6"/>
      <text:p text:style-name="P6"/>
      <text:p text:style-name="P6"/>
      <text:p text:style-name="P6"><text:soft-page-break/></text:p>
      <text:p text:style-name="P6"/>
      <text:p text:style-name="P6"/>
      <text:p text:style-name="P6"/>
      <text:p text:style-name="Heading">Détail des <text:span text:style-name="T3">étapes</text:span> du programme :</text:p>
      <text:p text:style-name="P6"/>
      <text:p text:style-name="P28">1) Calcul des fréquences des caractères</text:p>
      <text:p text:style-name="P8"/>
      <text:p text:style-name="P6">Int ProbaCar(FILE*,float*) :</text:p>
      <text:p text:style-name="P6"/>
      <text:p text:style-name="P7"><text:tab/>La fonction ProbaCar prend en entrée le fichier que l’on souhaite compresser. Chaque caractère du fichier est lu. À sa rencontre, le nombre d’occu<text:span text:style-name="T3">rrences du caractère est incrémenté. Une foi avoir lu le fichier intégralement, on obtient la fréquence de chaque caractère en divisant par le nombre de caractère total du fichier. On rempli donc le tableau de probabilité comme ceci :</text:span></text:p>
      <text:p text:style-name="P7"><text:span text:style-name="T3">Proba[car]=Occurences[car]/nombre de caractères du fichiers</text:span></text:p>
      <text:p text:style-name="P7"><text:span text:style-name="T3">Cette fonction retourne le nombre de caractères du fichier que l’on appellera Taille du fichier.</text:span></text:p>
      <text:p text:style-name="P7"/>
      <text:p text:style-name="P29"><text:span text:style-name="T3">2) Compactage des données</text:span></text:p>
      <text:p text:style-name="P7"/>
      <text:p text:style-name="P8"><text:tab/>Les tableaux d’occurrences et de fréquences obtenus à l’étape précédente peuvent être déclarés de manière statique car l’on connaît d’avance le nombre de caractères différents possibles. Ces tableaux ont donc une taille de 256 cases.</text:p>
      <text:p text:style-name="P8">A l’issue de la première lecture du fichier, il est nécessaire d’optimiser la représentation des données car tous les caractères ne seront pas forcément présents dans le fichier donc certaines cases des tableaux seront inutiles et seront une source de ralentissement du traitement des données.</text:p>
      <text:p text:style-name="P8">Le compactage des données est donc une étape où l’on élimine les cases non significatives du tableau des fréquences et nécessite l’allocation dynamique d’un nouveau tableau qui aura une taille engendrée par le nombre de caractères différents rencontrés dans le fichier que nous appellerons nbcar.</text:p>
      <text:p text:style-name="P9">Pour éviter de stocker en mémoire des structures de données imposantes du type fréquence+caractère associé, des tableaux de conversion sont alors créés pour se rappeler de quel caractère se trouve à quel indice du tableau de fréquence et vice versa.</text:p>
      <text:p text:style-name="P9"/>
      <text:p text:style-name="P30">3) Création d’un arbre binaire</text:p>
      <text:p text:style-name="P9"/>
      <text:p text:style-name="P9"><text:tab/>La création d’un arbre binaire est l’étape préalable à la génération de la table de codage qui donnera un code à chaque caractère.</text:p>
      <text:p text:style-name="P10">Heureusement, le nombre de nœuds d’un arbre binaire est défini selon le nombre de feuille qu’il devra comporter. Ici, chaque arbre contiendra donc 2*nbcar-1 nœuds. La représentation virtuelle d’un arbre binaire <text:span text:style-name="T4">passe par le stockage de trois informations pour chaque nœud. Nous devons renseigner le père, le fils gauche et le fils droit du nœud. Ces informations sont donc représentées sous forme de trois tableaux pouvant stocker 2*nbcar-1 nœuds. Ces tableaux sont initialisés à -1 puis mis à jour pour construire l’arbre. Typiquement, la racine n’ayant pas de père a pour valeur -1 dans le tableau père. Une feuille a pour valeur -1 dans les tableaux fils droit et fils gauche.</text:span></text:p>
      <text:p text:style-name="P10"><text:span text:style-name="T4">La création de l’arbre binaire s’effectue des feuilles vers la racine. Les feuilles puis les noeuds de fréquences minimales sont récursivement regroupées sous le même père jusqu’à regrouper deux nœuds à la racine.</text:span></text:p>
      <text:p text:style-name="P10"/>
      <text:p text:style-name="P10"/>
      <text:p text:style-name="P10"/>
      <text:p text:style-name="P10"/>
      <text:p text:style-name="P10"><text:soft-page-break/></text:p>
      <text:p text:style-name="P10"/>
      <text:p text:style-name="P10"/>
      <text:p text:style-name="P10"/>
      <text:p text:style-name="P10"/>
      <text:p text:style-name="P31"><text:span text:style-name="T4">4) Génération des codes</text:span></text:p>
      <text:p text:style-name="P10"/>
      <text:p text:style-name="P11"><text:span text:style-name="T5">void calculCode(int,char*)</text:span></text:p>
      <text:p text:style-name="P11"/>
      <text:p text:style-name="P11"><text:span text:style-name="T5"><text:tab/>La fonction calculCode est en réalité un algorithme récursif de parcours d’un arbre. Chaque déplacement est traduit par un appel récursif de la fonction avec le nœud sur lequel on se déplace ainsi que le code du nœud. Dès que l’on atteint une feuille, son code est stocké dans la table des codes de manière dynamique. Après avoir rencontré la dernière des feuilles droite, l’algorithme est terminé.</text:span></text:p>
      <text:p text:style-name="P32"/>
      <text:p text:style-name="P32"><text:span text:style-name="T5">5) Préparation au cryptage de l’information</text:span></text:p>
      <text:p text:style-name="P11"/>
      <text:p text:style-name="P11"><text:tab/> <text:span text:style-name="T5">A présent, il est possible de remplacer chaque caractère par son code en effectuant une nouvelle lecture du fichier mais quelques préparatifs sont nécessaires.</text:span></text:p>
      <text:p text:style-name="P12">Dans un premier temps Il est nécessaire de songer à la portabilité d’une telle compression. Une foi le fichier crypté, comment pourra-t-on retrouver l’information primaire ? Comment procéder à une décompression ?</text:p>
      <text:p text:style-name="P12">Il est donc indispensable de prémunir l<text:span text:style-name="T6">a compression d’une entête dédiée à la décompression.</text:span></text:p>
      <text:p text:style-name="P12"/>
      <text:p text:style-name="P33"><text:span text:style-name="T7">5.1</text:span>) l’Entête</text:p>
      <text:p text:style-name="P13"><text:tab/></text:p>
      <text:p text:style-name="P13"><text:tab/>Les informations nécessaires à la décompression sont le nombre de caractère total dans le fichier ainsi qu’une trace du codage de chaque caractère, c’est à dire la clé par laquelle on déchiffrera les codes. Plusieurs choix s’offrent alors à nous. Ces choix sont en corrélation avec la manière dont va se dérouler la décompression. Ils vont donc influencer <text:span text:style-name="T7">l</text:span>es performances du décompresseur. Il faut envisager <text:span text:style-name="T7">de pouvoir reconstruire un arbre binaire grâce aux informations contenues dans l’entête afin de pouvoir s’y appuyer pour être performant dans la décompression.</text:span></text:p>
      <text:p text:style-name="P14">Ce choix est aussi à l’origine des performances du compresseur car selon la manière de transmettre ces informations, celle-ci prendrons plus où moins de place dans le fichier compressé ce qui modulera le taux de compression final. Il faut faire léger mais riche !!</text:p>
      <text:p text:style-name="P14"/>
      <text:p text:style-name="P34">5.1.annexe) Linearisation de l’arbre <text:s/><text:span text:style-name="T8">(fonction Linear() )</text:span></text:p>
      <text:p text:style-name="P14"/>
      <text:p text:style-name="P15"><text:tab/>Pour être précis, <text:span text:style-name="T8">il est question de représenter l’arbre binaire évoluant en mémoire de manière linéaire dans un fichier. Il faut donc arriver à cartographier l’arborescence de l’arbre en décrivant les chemins qui le compose et les feuilles qui se trouvent à leurs bouts.</text:span></text:p>
      <text:p text:style-name="P15"><text:span text:style-name="T8">Cette tâche est codée dans la fonction Linear qui comme dans la fonction calculCode, parcours l’arbre et génère récursivement un tableau d’une seule dimension le décrivant. </text:span></text:p>
      <text:p text:style-name="P16">Les bienfaits de cette solution sont perceptibles au niveau de la taille de l’entête car <text:span text:style-name="T9">ce tableau ne dépasse pas une certaine taille régie par le nombre de caractère. Il permet de reconstituer l’arbre en mémoire lors de la décompression.</text:span></text:p>
      <text:p text:style-name="P17">D’autres alternatives moins glamour peuvent être mises en place pour passer ces informations. Il est possible de coder chaque caractère suivit de son code correspondant (la Table des codes), de passer non pas son code mais sa fréquence puis reconstituer l’arbre comme au bon vieux temps de la compression.</text:p>
      <text:p text:style-name="P17"/>
      <text:p text:style-name="P17"/>
      <text:p text:style-name="P17"><text:soft-page-break/></text:p>
      <text:p text:style-name="P17"/>
      <text:p text:style-name="P17"/>
      <text:p text:style-name="P27"/>
      <text:p text:style-name="P27">5.2) Préparation du fichier crypté</text:p>
      <text:p text:style-name="P17"/>
      <text:p text:style-name="P17"><text:tab/>Tous ce bazar dois maintenant être stocké dans un nouveau fichier ! Un fichier qui portera un nom qui fera référence à son géniteur et qui aura une petite pointe d’originalité avec une petite extension sexy !!</text:p>
      <text:p text:style-name="P19">Nous ne sommes pas dans la partie la plus savante du programme mais quoi qu’il en soit il n’est jamais évident de nommer son prochain. Devons nous garder l’extension précédente dans le nom ou pas, gérer le cas où le fichier de réception à déjà été créé avant, ect ect ect.</text:p>
      <text:p text:style-name="P19"/>
      <text:p text:style-name="P19"/>
      <text:p text:style-name="P35">6) Cryptage <text:span text:style-name="T14">(pour les enfants)</text:span></text:p>
      <text:p text:style-name="P19"/>
      <text:p text:style-name="P20"><text:tab/><text:span text:style-name="T11">La crèche est installée, la bûche est commandée, le divin enfant peut enfin être miraculeusement déposé dans son couffin !!</text:span></text:p>
      <text:p text:style-name="P21"><text:span text:style-name="T12">Le Processus de cryptage est assez complexe mais cette petite histoire le résume fort bien.</text:span></text:p>
      <text:p text:style-name="P22"><text:span text:style-name="T12">Maman à fait des provisions de chocolats pour le mois de décembre. Le petit Florent étant très gourmand se voit accordé huit chocolats par jour pour honorer le calendrier de l’avent. Les chocolats n’étant pas tous de même taille, densité et poids, le petit garçon qui pensait pouvoir manger huit chocolat différents se voit contraint de ne manger qu’une partie de son deuxième chocolat avant que sa mère ne les range tous jusqu’au lendemain. Bien que sur sa faim, Florent comprend que certains des chocolats qu’il pioche au hasard valent plus que la valeur unitaire d’un chocolat (valeur issue du système unitaire de laponie). Afin d’être un garçon sérieux, Florent se voit contraint de laisser des chocolats entamés au lendemain. À l’approche du jour saint, si c’était en fait Papa qui était allé cherché le chocolat alors il ne resterai plus assez de chocolat pour la journée du petit donc maman devrait aller racheter exactement la bonne quantité de chocolat pour son sevrage quotidien. Cet apport en chocolat ne sera pas comptabilisé comme une partie du calendrier de l’avent bien sur lorsque Florent régurgitera tous les chocolats.</text:span></text:p>
      <text:p text:style-name="P22"><text:span text:style-name="T13">Si c’était bien Maman qui les avait acheté alors le fils adoré se délecterait du nombre exact de chocolats la veille de noël.</text:span></text:p>
      <text:p text:style-name="P23"><text:span text:style-name="T13">Si c’était Maman et Papa qui avaient fait les courses alors le petit Florent continuerait de manger des chocolats jusqu’à qu’il n’y en ait plus et que Maman aille acheter la bonne quantité de chocolat pour la journée.</text:span></text:p>
      <text:p text:style-name="P23"/>
      <text:p text:style-name="P24">JOYEUX NOËL !!</text:p>
      <text:p text:style-name="P24"/>
      <text:p text:style-name="P36">7) Cryptage (pour les adultes) !=18</text:p>
      <text:p text:style-name="P24"/>
      <text:p text:style-name="P25">La fonction calculCode vue en Tp stocke le code d’un caractère sous forme d’une chaîne de caractère 0 ou 1. Comme Vous l’avez compris, <text:span text:style-name="T15">il n’est pas possible d’écrire bit à bit dans un fichier. Imaginons que le code du caractère ‘a’ soit «0001100011 ». le code de ‘a’ est alors une suite de 10 caractères donc nous allons tout bonnement écrire 10 caractères à la place de nôtre a et multiplier son poids par 10 !</text:span></text:p>
      <text:p text:style-name="P25"><text:span text:style-name="T15">Of course not, le code du ‘a’ est juste un gros chocolat. Le buffer doit manger les huits premiers caractères du code de ‘a’. On doit ensuite retrouver la valeur décimale du buffer pour connaître par quel caractère de la table ASCII on va finalement coder cette information. </text:span><text:s/></text:p>
      <text:p text:style-name="P26">Pour cela nous faisons appel a la fonction : <text:s/>int btoc(char*)</text:p>
      <text:p text:style-name="P23"><text:span text:style-name="T13"><text:s text:c="5"/></text:span></text:p>
      <text:p text:style-name="P17"><text:s/></text:p>
      <text:p text:style-name="P17"><text:soft-page-break/></text:p>
      <text:p text:style-name="P9"/>
      <text:p text:style-name="P5"/>
      <text:p text:style-name="P5"><text:span text:style-name="T2"><text:s text:c="2"/></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2T00:22:50.149034749</meta:creation-date>
    <dc:date>2016-12-12T04:10:38.988261323</dc:date>
    <meta:editing-duration>PT37M59S</meta:editing-duration>
    <meta:editing-cycles>8</meta:editing-cycles>
    <meta:generator>LibreOffice/5.1.4.2$Linux_X86_64 LibreOffice_project/10m0$Build-2</meta:generator>
    <meta:document-statistic meta:table-count="0" meta:image-count="0" meta:object-count="0" meta:page-count="6" meta:paragraph-count="76" meta:word-count="2188" meta:character-count="13392" meta:non-whitespace-character-count="11179"/>
  </office:meta>
</office:document-meta>
</file>